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Beeswax Food Wraps: The Eco-Friendly Alternative to Plastic</text:span></text:h>
      <text:h text:style-name="Heading_20_4" text:outline-level="4"><text:span text:style-name="Strong_20_Emphasis">Introduction: The Problem of Plastic Waste</text:span></text:h>
      <text:p text:style-name="Text_20_body">Every year, millions of tons of plastic waste are produced worldwide, and a significant portion of it ends up polluting our land and oceans. Among these plastics, single-use plastic wrap is one of the most common household items, used daily to cover food, wrap sandwiches, or store leftovers. While it may seem convenient, plastic wrap is extremely harmful to the environment. It is not biodegradable, meaning it takes hundreds of years to break down, releasing harmful chemicals and microplastics along the way. Moreover, marine animals often mistake small plastic pieces for food, leading to serious health problems and even death.</text:p>
      <text:p text:style-name="Text_20_body">With increasing awareness about environmental issues, people are looking for sustainable alternatives to reduce their waste and ecological footprint. One innovative and simple solution to replace plastic wrap is <text:span text:style-name="Strong_20_Emphasis">beeswax food wraps</text:span>. These natural, reusable wraps provide an effective way to keep food fresh while reducing plastic pollution.</text:p>
      <text:h text:style-name="Heading_20_4" text:outline-level="4"><text:span text:style-name="Strong_20_Emphasis">Product Description: What Are Beeswax Wraps?</text:span></text:h>
      <text:p text:style-name="Text_20_body">Beeswax food wraps are made from organic cotton infused with a blend of beeswax, jojoba oil, and tree resin. This combination gives the fabric a slightly sticky and flexible texture, allowing it to mold around food items or cover bowls just like plastic wrap. The warmth of your hands softens the wrap, making it easy to shape, and once it cools, it creates a natural seal that keeps food fresh. Unlike plastic wrap, which is used once and thrown away, beeswax wraps can be washed with cold water and mild soap, then reused multiple times for up to a year.</text:p>
      <text:p text:style-name="Text_20_body">These wraps come in different sizes and beautiful designs, making them not only practical but also aesthetically pleasing. They can be used to cover sandwiches, cheese, fruits, vegetables, and even bread. However, they are not suitable for wrapping raw meat or fish, as they cannot be washed with hot water.</text:p>
      <text:h text:style-name="Heading_20_4" text:outline-level="4"><text:span text:style-name="Strong_20_Emphasis">Ecological Impact: A Sustainable Choice</text:span></text:h>
      <text:p text:style-name="Text_20_body">One of the main advantages of beeswax wraps is that they significantly reduce plastic waste. Instead of throwing away plastic wrap after a single use, people can reuse beeswax wraps for months, and once they reach the end of their lifespan, they can be composted or used as fire starters. This makes them a zero-waste alternative to traditional plastic wraps.</text:p>
      <text:p text:style-name="Text_20_body">Another important benefit is that they are completely natural and chemical-free. Unlike plastic, which can contain harmful substances that may transfer to food, beeswax wraps are made from safe, non-toxic ingredients. This makes them a healthier option for individuals and families who want to avoid unnecessary exposure to synthetic chemicals.</text:p>
      <text:p text:style-name="Text_20_body">Beeswax wraps also have a positive impact on biodiversity. Since they are made from beeswax, their production supports beekeeping, which plays a crucial role in maintaining ecosystems. Bees are essential pollinators, and by encouraging ethical beekeeping practices, the demand for beeswax wraps indirectly helps protect these vital insects. Additionally, producing beeswax wraps requires significantly less energy and resources compared to manufacturing plastic, making them a more sustainable choice from an environmental perspective.</text:p>
      <text:h text:style-name="Heading_20_4" text:outline-level="4"><text:soft-page-break/><text:span text:style-name="Strong_20_Emphasis">Sales Strategy: Why Should People Buy It?</text:span></text:h>
      <text:p text:style-name="Text_20_body">In today’s world, consumers are becoming increasingly aware of the environmental consequences of their choices, and many are looking for practical solutions to reduce their plastic consumption. Beeswax wraps are a simple yet effective way to adopt a more sustainable lifestyle without sacrificing convenience. They are easy to use, durable, and help keep food fresh naturally.</text:p>
      <text:p text:style-name="Text_20_body">Another strong selling point is that they help people save money in the long run. While plastic wrap needs to be repurchased frequently, beeswax wraps are reusable for up to a year, making them a cost-effective alternative. Over time, switching to beeswax wraps can significantly reduce household expenses while also benefiting the environment.</text:p>
      <text:p text:style-name="Text_20_body">Additionally, beeswax wraps appeal to a wide audience, from eco-conscious individuals and families to businesses looking to adopt greener packaging solutions. Their attractive designs make them a great gift idea, and their versatility means they can be used in different situations, whether at home, at school, or during outdoor activities like picnics and camping.</text:p>
      <text:h text:style-name="Heading_20_4" text:outline-level="4"><text:span text:style-name="Strong_20_Emphasis">Conclusion</text:span></text:h>
      <text:p text:style-name="Text_20_body">In conclusion, beeswax food wraps are an excellent alternative to plastic wrap, offering a practical, reusable, and eco-friendly solution for food storage. By choosing beeswax wraps, consumers can significantly reduce their plastic waste, avoid exposure to harmful chemicals, and support sustainable beekeeping practices. This small change in daily habits can have a big impact on the environment, helping to reduce pollution and protect wildlife.</text:p>
      <text:p text:style-name="Text_20_body">If more people start using beeswax wraps instead of plastic wrap, we can collectively take an important step toward a cleaner and healthier planet. So why not make the switch toda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8:59:38.774509466</meta:creation-date>
    <dc:date>2025-04-03T14:18:39.287571973</dc:date>
    <meta:editing-duration>PT46M58S</meta:editing-duration>
    <meta:editing-cycles>2</meta:editing-cycles>
    <meta:generator>LibreOffice/7.3.7.2$Linux_X86_64 LibreOffice_project/30$Build-2</meta:generator>
    <meta:document-statistic meta:table-count="0" meta:image-count="0" meta:object-count="0" meta:page-count="2" meta:paragraph-count="18" meta:word-count="771" meta:character-count="5021" meta:non-whitespace-character-count="4268"/>
  </office:meta>
</office:document-meta>
</file>